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  <style:paragraph-properties style:writing-mode="lr-tb"/>
    </style:style>
    <style:style style:name="gr1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5" style:family="graphic" style:parent-style-name="standard">
      <style:graphic-properties draw:stroke="none" draw:fill="none" fo:min-height="1.7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fo:margin-top="0.2cm" fo:margin-bottom="0cm"/>
    </style:style>
    <style:style style:name="P7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ans1"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="solid" draw:fill-color="#729fcf"/>
      <style:paragraph-properties fo:margin-top="0.2cm" fo:margin-bottom="0cm" fo:text-align="center"/>
      <style:text-properties fo:font-size="18pt" style:font-size-asian="18pt" style:font-size-complex="18pt"/>
    </style:style>
    <style:style style:name="P10" style:family="paragraph">
      <style:paragraph-properties fo:margin-top="0.2cm" fo:margin-bottom="0cm" fo:text-align="center"/>
    </style:style>
    <style:style style:name="P11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style:text-position="0% 100%" style:font-name="Liberation Sans1" fo:font-size="16pt" fo:font-style="normal" style:font-size-asian="16pt" style:font-style-asian="normal" style:font-size-complex="16pt" style:font-style-complex="normal"/>
    </style:style>
    <style:style style:name="T5" style:family="text">
      <style:text-properties style:text-position="-33% 58%" style:font-name="Liberation Sans1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3cm" svg:y1="16cm" svg:x2="3.3cm" svg:y2="16cm">
          <text:p/>
        </draw:line>
        <draw:line draw:style-name="gr1" draw:text-style-name="P1" draw:layer="layout" svg:x1="10.3cm" svg:y1="2cm" svg:x2="10.3cm" svg:y2="15.9cm">
          <text:p/>
        </draw:line>
        <draw:line draw:style-name="gr1" draw:text-style-name="P1" draw:layer="layout" svg:x1="17.2cm" svg:y1="2cm" svg:x2="3.2cm" svg:y2="2cm">
          <text:p/>
        </draw:line>
        <draw:line draw:style-name="gr1" draw:text-style-name="P1" draw:layer="layout" svg:x1="3.3cm" svg:y1="2cm" svg:x2="3.3cm" svg:y2="16cm">
          <text:p/>
        </draw:line>
        <draw:custom-shape draw:style-name="gr2" draw:text-style-name="P2" draw:layer="layout" svg:width="1.842cm" svg:height="1.843cm" svg:x="2.358cm" svg:y="4.55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5.39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4cm" svg:height="0.4cm" svg:x="10.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12.499cm" svg:y="1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3cm" svg:y1="9cm" svg:x2="3.2cm" svg:y2="9cm">
          <text:p/>
        </draw:line>
        <draw:line draw:style-name="gr1" draw:text-style-name="P1" draw:layer="layout" svg:x1="17.3cm" svg:y1="2cm" svg:x2="17.3cm" svg:y2="16cm">
          <text:p/>
        </draw:line>
        <draw:custom-shape draw:style-name="gr4" draw:text-style-name="P3" draw:layer="layout" svg:width="0.4cm" svg:height="0.4cm" svg:x="10.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3" draw:layer="layout" svg:width="2cm" svg:height="2.573cm" svg:x="16.3cm" svg:y="4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7.298cm" svg:y1="4.947cm" svg:x2="17.298cm" svg:y2="6.212cm">
            <text:p/>
          </draw:line>
        </draw:g>
        <draw:custom-shape draw:style-name="gr3" draw:text-style-name="P3" draw:layer="layout" svg:width="2.701cm" svg:height="0.8cm" svg:x="5.499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01cm" svg:height="0.8cm" svg:x="12.499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10.1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draw:transform="rotate (-1.5707963267949) translate (10.7cm 4.19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7" draw:text-style-name="P2" draw:layer="layout" svg:width="2cm" svg:height="2.4cm" svg:x="9.3cm" svg:y="11.4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701cm" svg:height="0.8cm" draw:transform="rotate (-1.5707963267949) translate (3.7cm 11.09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" draw:text-style-name="P3" draw:layer="layout" svg:width="2.701cm" svg:height="0.8cm" svg:x="5.499cm" svg:y="15.6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4cm" svg:height="1.825cm" svg:x="1.7cm" svg:y="11.875cm">
          <draw:text-box>
            <text:p><text:span text:style-name="T1">R</text:span><text:span text:style-name="T2">6</text:span></text:p>
          </draw:text-box>
        </draw:frame>
        <draw:frame draw:style-name="gr8" draw:text-style-name="P7" draw:layer="layout" svg:width="1.7cm" svg:height="1.825cm" svg:x="13.3cm" svg:y="2.4cm">
          <draw:text-box>
            <text:p text:style-name="P6"><text:span text:style-name="T1">R</text:span><text:span text:style-name="T2">2</text:span></text:p>
          </draw:text-box>
        </draw:frame>
        <draw:frame draw:style-name="gr9" draw:text-style-name="P7" draw:layer="layout" svg:width="1.2cm" svg:height="1.114cm" svg:x="6.3cm" svg:y="9.3cm">
          <draw:text-box>
            <text:p text:style-name="P6"><text:span text:style-name="T1">R</text:span><text:span text:style-name="T2">4</text:span></text:p>
          </draw:text-box>
        </draw:frame>
        <draw:frame draw:style-name="gr9" draw:text-style-name="P7" draw:layer="layout" svg:width="1.2cm" svg:height="1.114cm" svg:x="13.3cm" svg:y="9.3cm">
          <draw:text-box>
            <text:p text:style-name="P6"><text:span text:style-name="T1">R</text:span><text:span text:style-name="T2">5</text:span></text:p>
          </draw:text-box>
        </draw:frame>
        <draw:frame draw:style-name="gr9" draw:text-style-name="P7" draw:layer="layout" svg:width="1.2cm" svg:height="1.114cm" svg:x="6.3cm" svg:y="2.3cm">
          <draw:text-box>
            <text:p text:style-name="P6"><text:span text:style-name="T1">R</text:span><text:span text:style-name="T2">1</text:span></text:p>
          </draw:text-box>
        </draw:frame>
        <draw:frame draw:style-name="gr10" draw:text-style-name="P7" draw:layer="layout" svg:width="2.9cm" svg:height="1.3cm" svg:x="10.8cm" svg:y="13.1cm">
          <draw:text-box>
            <text:p text:style-name="P6"><text:span text:style-name="T1">V</text:span><text:span text:style-name="T2">d</text:span><text:span text:style-name="T3">=K</text:span><text:span text:style-name="T2">d </text:span><text:span text:style-name="T3">I</text:span><text:span text:style-name="T2">d</text:span></text:p>
          </draw:text-box>
        </draw:frame>
        <draw:frame draw:style-name="gr9" draw:text-style-name="P7" draw:layer="layout" svg:width="1.2cm" svg:height="1.114cm" svg:x="10.8cm" svg:y="4.986cm">
          <draw:text-box>
            <text:p text:style-name="P6"><text:span text:style-name="T1">R</text:span><text:span text:style-name="T2">3</text:span></text:p>
          </draw:text-box>
        </draw:frame>
        <draw:frame draw:style-name="gr9" draw:text-style-name="P8" draw:layer="layout" svg:width="2.4cm" svg:height="1.114cm" svg:x="0cm" svg:y="4.986cm">
          <draw:text-box>
            <text:p><text:span text:style-name="T4">v</text:span><text:span text:style-name="T5">s</text:span><text:span text:style-name="T4">(0)=0</text:span></text:p>
          </draw:text-box>
        </draw:frame>
        <draw:line draw:style-name="gr11" draw:text-style-name="P9" draw:layer="layout" svg:x1="4cm" svg:y1="11.6cm" svg:x2="4cm" svg:y2="13.6cm">
          <text:p/>
        </draw:line>
        <draw:frame draw:style-name="gr9" draw:text-style-name="P7" draw:layer="layout" svg:width="1.4cm" svg:height="1.114cm" svg:x="4.1cm" svg:y="11.886cm">
          <draw:text-box>
            <text:p text:style-name="P6"><text:span text:style-name="T1">I</text:span><text:span text:style-name="T2">d</text:span></text:p>
          </draw:text-box>
        </draw:frame>
        <draw:frame draw:style-name="gr12" draw:text-style-name="P11" draw:layer="layout" svg:width="1.4cm" svg:height="2.873cm" svg:x="8.6cm" svg:y="4.2cm">
          <draw:text-box>
            <text:p text:style-name="P10"><text:span text:style-name="T1">+</text:span></text:p>
            <text:p text:style-name="P10"><text:span text:style-name="T1"><text:s/></text:span><text:span text:style-name="T1">V</text:span><text:span text:style-name="T2">b </text:span><text:span text:style-name="T3">-</text:span></text:p>
          </draw:text-box>
        </draw:frame>
        <draw:custom-shape draw:style-name="gr4" draw:text-style-name="P3" draw:layer="measurelines" svg:width="0.4cm" svg:height="0.4cm" svg:x="3.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3.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7.1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7.1cm" svg:y="1.8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2cm" svg:height="1.114cm" svg:x="6.3cm" svg:y="16.3cm">
          <draw:text-box>
            <text:p text:style-name="P6"><text:span text:style-name="T1">R</text:span><text:span text:style-name="T2">7</text:span></text:p>
          </draw:text-box>
        </draw:frame>
        <draw:g>
          <draw:line draw:style-name="gr13" draw:text-style-name="P12" draw:layer="layout" svg:x1="2.019cm" svg:y1="10.907cm" svg:x2="2.019cm" svg:y2="6.9cm">
            <text:p/>
          </draw:line>
          <draw:line draw:style-name="gr13" draw:text-style-name="P12" draw:layer="layout" svg:x1="2.033cm" svg:y1="10.909cm" svg:x2="2.033cm" svg:y2="6.902cm">
            <text:p/>
          </draw:line>
          <draw:line draw:style-name="gr13" draw:text-style-name="P12" draw:layer="layout" svg:x1="1.484cm" svg:y1="7.991cm" svg:x2="1.471cm" svg:y2="9.982cm">
            <text:p/>
          </draw:line>
          <draw:line draw:style-name="gr13" draw:text-style-name="P12" draw:layer="layout" svg:x1="1.006cm" svg:y1="8.526cm" svg:x2="1cm" svg:y2="9.483cm">
            <text:p/>
          </draw:line>
          <draw:line draw:style-name="gr13" draw:text-style-name="P12" draw:layer="layout" svg:x1="2.066cm" svg:y1="8.956cm" svg:x2="3.289cm" svg:y2="8.98cm">
            <text:p/>
          </draw:line>
        </draw:g>
        <draw:custom-shape draw:style-name="gr4" draw:text-style-name="P3" draw:layer="layout" svg:width="0.4cm" svg:height="0.4cm" svg:x="3.1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1.4cm" svg:height="1.2cm" svg:x="18cm" svg:y="11.9cm">
          <draw:text-box>
            <text:p><text:span text:style-name="T3">V</text:span><text:span text:style-name="T2">c</text:span></text:p>
          </draw:text-box>
        </draw:frame>
        <draw:frame draw:style-name="gr15" draw:text-style-name="P13" draw:layer="layout" svg:width="3.3cm" svg:height="1.977cm" svg:x="18.4cm" svg:y="5.1cm">
          <draw:text-box>
            <text:p><text:span text:style-name="T3">I</text:span><text:span text:style-name="T2">b</text:span><text:span text:style-name="T3">=K</text:span><text:span text:style-name="T2">b </text:span><text:span text:style-name="T3">V</text:span><text:span text:style-name="T2">b</text:span></text:p>
          </draw:text-box>
        </draw:frame>
        <draw:frame draw:style-name="gr16" draw:text-style-name="P14" draw:layer="layout" svg:width="0.8cm" svg:height="0.962cm" svg:x="2.9cm" svg:y="0.9cm">
          <draw:text-box>
            <text:p>1</text:p>
          </draw:text-box>
        </draw:frame>
        <draw:frame draw:style-name="gr16" draw:text-style-name="P14" draw:layer="layout" svg:width="1.2cm" svg:height="0.962cm" svg:x="9.9cm" svg:y="1cm">
          <draw:text-box>
            <text:p>2</text:p>
          </draw:text-box>
        </draw:frame>
        <draw:frame draw:style-name="gr17" draw:text-style-name="P14" draw:layer="layout" svg:width="1.2cm" svg:height="1cm" svg:x="16.9cm" svg:y="1cm">
          <draw:text-box>
            <text:p>3</text:p>
          </draw:text-box>
        </draw:frame>
        <draw:frame draw:style-name="gr17" draw:text-style-name="P14" draw:layer="layout" svg:width="1cm" svg:height="1cm" svg:x="10.3cm" svg:y="8.1cm">
          <draw:text-box>
            <text:p>5</text:p>
          </draw:text-box>
        </draw:frame>
        <draw:frame draw:style-name="gr17" draw:text-style-name="P14" draw:layer="layout" svg:width="1.1cm" svg:height="1cm" svg:x="17.5cm" svg:y="8.2cm">
          <draw:text-box>
            <text:p>6</text:p>
          </draw:text-box>
        </draw:frame>
        <draw:frame draw:style-name="gr18" draw:text-style-name="P14" draw:layer="layout" svg:width="0.9cm" svg:height="1.3cm" svg:x="2.9cm" svg:y="16.1cm">
          <draw:text-box>
            <text:p>7</text:p>
          </draw:text-box>
        </draw:frame>
        <draw:frame draw:style-name="gr14" draw:text-style-name="P14" draw:layer="layout" svg:width="1.3cm" svg:height="1.2cm" svg:x="9.9cm" svg:y="16.1cm">
          <draw:text-box>
            <text:p>8</text:p>
          </draw:text-box>
        </draw:frame>
        <draw:custom-shape draw:style-name="gr2" draw:text-style-name="P2" draw:layer="layout" svg:width="1.842cm" svg:height="1.843cm" svg:x="16.3cm" svg:y="11.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0.8cm" svg:height="0.962cm" svg:x="3.3cm" svg:y="8.2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47:24.468961526</meta:creation-date>
    <dc:date>2021-04-07T16:53:33.262719345</dc:date>
    <meta:editing-duration>PT44M38S</meta:editing-duration>
    <meta:editing-cycles>12</meta:editing-cycles>
    <meta:generator>LibreOffice/6.4.6.2$Linux_X86_64 LibreOffice_project/40$Build-2</meta:generator>
    <meta:document-statistic meta:object-count="55"/>
  </office:meta>
</office:document-meta>
</file>